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stry.unregisterEndpoint( Endpoint 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Endpoin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unregisterServiceUnit( ServiceUnit su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stry.registerServiceUnit( ServiceUnit su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stry.getServiceUni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Registry( ServiceMix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istry.isServiceUnitRegistere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isRegistered( ServiceUnit s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registerEndpoint( Endpoint 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